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2.766cm"/>
    </style:style>
    <style:style style:name="co3" style:family="table-column">
      <style:table-column-properties fo:break-before="auto" style:column-width="2.789cm"/>
    </style:style>
    <style:style style:name="co4" style:family="table-column">
      <style:table-column-properties fo:break-before="auto" style:column-width="2.427cm"/>
    </style:style>
    <style:style style:name="co5" style:family="table-column">
      <style:table-column-properties fo:break-before="auto" style:column-width="3.254cm"/>
    </style:style>
    <style:style style:name="co6" style:family="table-column">
      <style:table-column-properties fo:break-before="auto" style:column-width="2.723cm"/>
    </style:style>
    <style:style style:name="co7" style:family="table-column">
      <style:table-column-properties fo:break-before="auto" style:column-width="2.448cm"/>
    </style:style>
    <style:style style:name="co8" style:family="table-column">
      <style:table-column-properties fo:break-before="auto" style:column-width="2.745cm"/>
    </style:style>
    <style:style style:name="co9" style:family="table-column">
      <style:table-column-properties fo:break-before="auto" style:column-width="1.408cm"/>
    </style:style>
    <style:style style:name="co10" style:family="table-column">
      <style:table-column-properties fo:break-before="auto" style:column-width="1.302cm"/>
    </style:style>
    <style:style style:name="co11" style:family="table-column">
      <style:table-column-properties fo:break-before="auto" style:column-width="3.44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pd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2" table:default-cell-style-name="Default"/>
        <table:table-column table:style-name="co11" table:number-columns-repeated="2" table:default-cell-style-name="Default"/>
        <table:table-column table:style-name="co5" table:number-columns-repeated="20" table:default-cell-style-name="Default"/>
        <table:table-row table:style-name="ro1">
          <table:table-cell table:style-name="Default"/>
          <table:table-cell table:style-name="pd1" office:value-type="string" calcext:value-type="string">
            <text:p>evp_air_m_dot</text:p>
          </table:table-cell>
          <table:table-cell table:style-name="pd1" office:value-type="string" calcext:value-type="string">
            <text:p>cnd_air_m_dot</text:p>
          </table:table-cell>
          <table:table-cell table:style-name="pd1" office:value-type="string" calcext:value-type="string">
            <text:p>T_evp_air_in</text:p>
          </table:table-cell>
          <table:table-cell table:style-name="pd1" office:value-type="string" calcext:value-type="string">
            <text:p>W_evp_air_in</text:p>
          </table:table-cell>
          <table:table-cell table:style-name="pd1" office:value-type="string" calcext:value-type="string">
            <text:p>RH_evp_air_in</text:p>
          </table:table-cell>
          <table:table-cell table:style-name="pd1" office:value-type="string" calcext:value-type="string">
            <text:p>T_cnd_air_in</text:p>
          </table:table-cell>
          <table:table-cell table:style-name="pd1" office:value-type="string" calcext:value-type="string">
            <text:p>W_cnd_air_in</text:p>
          </table:table-cell>
          <table:table-cell table:style-name="pd1" office:value-type="string" calcext:value-type="string">
            <text:p>RH_cnd_air_in</text:p>
          </table:table-cell>
          <table:table-cell table:style-name="pd1" office:value-type="string" calcext:value-type="string">
            <text:p>n_cmp</text:p>
          </table:table-cell>
          <table:table-cell table:style-name="pd1" office:value-type="string" calcext:value-type="string">
            <text:p>dT_sh</text:p>
          </table:table-cell>
          <table:table-cell table:style-name="pd1" office:value-type="string" calcext:value-type="string">
            <text:p>T_evp_air_out</text:p>
          </table:table-cell>
          <table:table-cell table:style-name="pd1" office:value-type="string" calcext:value-type="string">
            <text:p>W_evp_air_out</text:p>
          </table:table-cell>
          <table:table-cell table:style-name="pd1" office:value-type="string" calcext:value-type="string">
            <text:p>RH_evp_air_out</text:p>
          </table:table-cell>
          <table:table-cell table:style-name="pd1" office:value-type="string" calcext:value-type="string">
            <text:p>T_cnd_air_out</text:p>
          </table:table-cell>
          <table:table-cell table:style-name="pd1" office:value-type="string" calcext:value-type="string">
            <text:p>W_cnd_air_out</text:p>
          </table:table-cell>
          <table:table-cell table:style-name="pd1" office:value-type="string" calcext:value-type="string">
            <text:p>RH_cnd_air_out</text:p>
          </table:table-cell>
          <table:table-cell table:style-name="pd1" office:value-type="string" calcext:value-type="string">
            <text:p>evp_Q_dot</text:p>
          </table:table-cell>
          <table:table-cell table:style-name="pd1" office:value-type="string" calcext:value-type="string">
            <text:p>cnd_Q_dot</text:p>
          </table:table-cell>
          <table:table-cell table:style-name="pd1" office:value-type="string" calcext:value-type="string">
            <text:p>cmp_W_dot</text:p>
          </table:table-cell>
          <table:table-cell table:style-name="pd1" office:value-type="string" calcext:value-type="string">
            <text:p>rfg_m_dot</text:p>
          </table:table-cell>
          <table:table-cell table:style-name="pd1" office:value-type="string" calcext:value-type="string">
            <text:p>COP</text:p>
          </table:table-cell>
          <table:table-cell table:style-name="pd1" office:value-type="string" calcext:value-type="string">
            <text:p>EER</text:p>
          </table:table-cell>
          <table:table-cell table:style-name="pd1" office:value-type="string" calcext:value-type="string">
            <text:p>evp_eps</text:p>
          </table:table-cell>
          <table:table-cell table:style-name="pd1" office:value-type="string" calcext:value-type="string">
            <text:p>cnd_eps</text:p>
          </table:table-cell>
          <table:table-cell table:style-name="pd1" office:value-type="string" calcext:value-type="string">
            <text:p>T_evp</text:p>
          </table:table-cell>
          <table:table-cell table:style-name="pd1" office:value-type="string" calcext:value-type="string">
            <text:p>P_evp</text:p>
          </table:table-cell>
          <table:table-cell table:style-name="pd1" office:value-type="string" calcext:value-type="string">
            <text:p>T_cnd</text:p>
          </table:table-cell>
          <table:table-cell table:style-name="pd1" office:value-type="string" calcext:value-type="string">
            <text:p>P_cnd</text:p>
          </table:table-cell>
          <table:table-cell table:style-name="pd1" office:value-type="string" calcext:value-type="string">
            <text:p>dT_sc</text:p>
          </table:table-cell>
          <table:table-cell table:style-name="pd1" office:value-type="string" calcext:value-type="string">
            <text:p>T_suction_gas</text:p>
          </table:table-cell>
          <table:table-cell table:style-name="pd1" office:value-type="string" calcext:value-type="string">
            <text:p>P_suction_gas</text:p>
          </table:table-cell>
          <table:table-cell table:style-name="pd1" office:value-type="string" calcext:value-type="string">
            <text:p>h_suction_gas</text:p>
          </table:table-cell>
          <table:table-cell table:style-name="pd1" office:value-type="string" calcext:value-type="string">
            <text:p>T_discharge_gas</text:p>
          </table:table-cell>
          <table:table-cell table:style-name="pd1" office:value-type="string" calcext:value-type="string">
            <text:p>P_discharge_gas</text:p>
          </table:table-cell>
          <table:table-cell table:style-name="pd1" office:value-type="string" calcext:value-type="string">
            <text:p>h_discharge_gas</text:p>
          </table:table-cell>
          <table:table-cell table:style-name="pd1" office:value-type="string" calcext:value-type="string">
            <text:p>T_liquid</text:p>
          </table:table-cell>
          <table:table-cell table:style-name="pd1" office:value-type="string" calcext:value-type="string">
            <text:p>P_liquid</text:p>
          </table:table-cell>
          <table:table-cell table:style-name="pd1" office:value-type="string" calcext:value-type="string">
            <text:p>h_liquid</text:p>
          </table:table-cell>
          <table:table-cell table:style-name="pd1" office:value-type="string" calcext:value-type="string">
            <text:p>T_mixture</text:p>
          </table:table-cell>
          <table:table-cell table:style-name="pd1" office:value-type="string" calcext:value-type="string">
            <text:p>P_mixture</text:p>
          </table:table-cell>
          <table:table-cell table:style-name="pd1" office:value-type="string" calcext:value-type="string">
            <text:p>h_mixture</text:p>
          </table:table-cell>
          <table:table-cell table:style-name="pd1" office:value-type="string" calcext:value-type="string">
            <text:p>x_mixture</text:p>
          </table:table-cell>
          <table:table-cell table:style-name="pd1" office:value-type="string" calcext:value-type="string">
            <text:p>evp_air_dP</text:p>
          </table:table-cell>
          <table:table-cell table:style-name="pd1" office:value-type="string" calcext:value-type="string">
            <text:p>cnd_air_d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3216.315" calcext:value-type="float">
            <text:p>3216,315</text:p>
          </table:table-cell>
          <table:table-cell office:value-type="float" office:value="24" calcext:value-type="float">
            <text:p>24</text:p>
          </table:table-cell>
          <table:table-cell office:value-type="float" office:value="9.34030977105529" calcext:value-type="float">
            <text:p>9,34030977105529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0.5898923051913" calcext:value-type="float">
            <text:p>10,5898923051913</text:p>
          </table:table-cell>
          <table:table-cell office:value-type="float" office:value="30" calcext:value-type="float">
            <text:p>30</text:p>
          </table:table-cell>
          <table:table-cell office:value-type="float" office:value="2100" calcext:value-type="float">
            <text:p>2100</text:p>
          </table:table-cell>
          <table:table-cell office:value-type="float" office:value="10" calcext:value-type="float">
            <text:p>10</text:p>
          </table:table-cell>
          <table:table-cell office:value-type="float" office:value="16.1204009906581" calcext:value-type="float">
            <text:p>16,1204009906581</text:p>
          </table:table-cell>
          <table:table-cell office:value-type="float" office:value="8.41336041595253" calcext:value-type="float">
            <text:p>8,41336041595253</text:p>
          </table:table-cell>
          <table:table-cell office:value-type="float" office:value="73.4853137322287" calcext:value-type="float">
            <text:p>73,4853137322287</text:p>
          </table:table-cell>
          <table:table-cell office:value-type="float" office:value="40.8803728982104" calcext:value-type="float">
            <text:p>40,8803728982104</text:p>
          </table:table-cell>
          <table:table-cell office:value-type="float" office:value="10.5898923051913" calcext:value-type="float">
            <text:p>10,5898923051913</text:p>
          </table:table-cell>
          <table:table-cell office:value-type="float" office:value="21.8160190924224" calcext:value-type="float">
            <text:p>21,8160190924224</text:p>
          </table:table-cell>
          <table:table-cell office:value-type="float" office:value="4.18786730980134" calcext:value-type="float">
            <text:p>4,18786730980134</text:p>
          </table:table-cell>
          <table:table-cell office:value-type="float" office:value="5.39161074180198" calcext:value-type="float">
            <text:p>5,39161074180198</text:p>
          </table:table-cell>
          <table:table-cell office:value-type="float" office:value="1.21229617691323" calcext:value-type="float">
            <text:p>1,21229617691323</text:p>
          </table:table-cell>
          <table:table-cell office:value-type="float" office:value="92.1467002877878" calcext:value-type="float">
            <text:p>92,1467002877878</text:p>
          </table:table-cell>
          <table:table-cell office:value-type="float" office:value="4.44743689246814" calcext:value-type="float">
            <text:p>4,44743689246814</text:p>
          </table:table-cell>
          <table:table-cell office:value-type="float" office:value="3.45449188866088" calcext:value-type="float">
            <text:p>3,45449188866088</text:p>
          </table:table-cell>
          <table:table-cell office:value-type="float" office:value="0.506263544268782" calcext:value-type="float">
            <text:p>0,506263544268782</text:p>
          </table:table-cell>
          <table:table-cell office:value-type="float" office:value="0.467562104562778" calcext:value-type="float">
            <text:p>0,467562104562778</text:p>
          </table:table-cell>
          <table:table-cell office:value-type="float" office:value="9.54699859619331" calcext:value-type="float">
            <text:p>9,54699859619331</text:p>
          </table:table-cell>
          <table:table-cell office:value-type="float" office:value="4.08370858946035" calcext:value-type="float">
            <text:p>4,08370858946035</text:p>
          </table:table-cell>
          <table:table-cell office:value-type="float" office:value="46.2577896118157" calcext:value-type="float">
            <text:p>46,2577896118157</text:p>
          </table:table-cell>
          <table:table-cell office:value-type="float" office:value="11.9824902839639" calcext:value-type="float">
            <text:p>11,9824902839639</text:p>
          </table:table-cell>
          <table:table-cell office:value-type="float" office:value="10.4808029554864" calcext:value-type="float">
            <text:p>10,4808029554864</text:p>
          </table:table-cell>
          <table:table-cell office:value-type="float" office:value="19.5469985961933" calcext:value-type="float">
            <text:p>19,5469985961933</text:p>
          </table:table-cell>
          <table:table-cell office:value-type="float" office:value="4.08370858907194" calcext:value-type="float">
            <text:p>4,08370858907194</text:p>
          </table:table-cell>
          <table:table-cell office:value-type="float" office:value="413.394702363287" calcext:value-type="float">
            <text:p>413,394702363287</text:p>
          </table:table-cell>
          <table:table-cell office:value-type="float" office:value="81.1186248431495" calcext:value-type="float">
            <text:p>81,1186248431495</text:p>
          </table:table-cell>
          <table:table-cell office:value-type="float" office:value="11.9824902839639" calcext:value-type="float">
            <text:p>11,9824902839639</text:p>
          </table:table-cell>
          <table:table-cell office:value-type="float" office:value="460.756856659013" calcext:value-type="float">
            <text:p>460,756856659013</text:p>
          </table:table-cell>
          <table:table-cell office:value-type="float" office:value="35.7769866563294" calcext:value-type="float">
            <text:p>35,7769866563294</text:p>
          </table:table-cell>
          <table:table-cell office:value-type="float" office:value="11.982490282308" calcext:value-type="float">
            <text:p>11,982490282308</text:p>
          </table:table-cell>
          <table:table-cell office:value-type="float" office:value="250.116664336689" calcext:value-type="float">
            <text:p>250,116664336689</text:p>
          </table:table-cell>
          <table:table-cell office:value-type="float" office:value="9.54699859619331" calcext:value-type="float">
            <text:p>9,54699859619331</text:p>
          </table:table-cell>
          <table:table-cell office:value-type="float" office:value="4.08370858946035" calcext:value-type="float">
            <text:p>4,08370858946035</text:p>
          </table:table-cell>
          <table:table-cell office:value-type="float" office:value="250.116664336689" calcext:value-type="float">
            <text:p>250,116664336689</text:p>
          </table:table-cell>
          <table:table-cell office:value-type="float" office:value="19.4448666746825" calcext:value-type="float">
            <text:p>19,4448666746825</text:p>
          </table:table-cell>
          <table:table-cell office:value-type="float" office:value="22.5959600746053" calcext:value-type="float">
            <text:p>22,5959600746053</text:p>
          </table:table-cell>
          <table:table-cell office:value-type="float" office:value="52.2083873089314" calcext:value-type="float">
            <text:p>52,20838730893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3216.315" calcext:value-type="float">
            <text:p>3216,315</text:p>
          </table:table-cell>
          <table:table-cell office:value-type="float" office:value="24" calcext:value-type="float">
            <text:p>24</text:p>
          </table:table-cell>
          <table:table-cell office:value-type="float" office:value="9.34030977105529" calcext:value-type="float">
            <text:p>9,34030977105529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0.5898923051913" calcext:value-type="float">
            <text:p>10,5898923051913</text:p>
          </table:table-cell>
          <table:table-cell office:value-type="float" office:value="30" calcext:value-type="float">
            <text:p>30</text:p>
          </table:table-cell>
          <table:table-cell office:value-type="float" office:value="2400" calcext:value-type="float">
            <text:p>2400</text:p>
          </table:table-cell>
          <table:table-cell office:value-type="float" office:value="10" calcext:value-type="float">
            <text:p>10</text:p>
          </table:table-cell>
          <table:table-cell office:value-type="float" office:value="15.6860200061562" calcext:value-type="float">
            <text:p>15,6860200061562</text:p>
          </table:table-cell>
          <table:table-cell office:value-type="float" office:value="8.23879984656328" calcext:value-type="float">
            <text:p>8,23879984656328</text:p>
          </table:table-cell>
          <table:table-cell office:value-type="float" office:value="74.0085126182539" calcext:value-type="float">
            <text:p>74,0085126182539</text:p>
          </table:table-cell>
          <table:table-cell office:value-type="float" office:value="41.7119820803205" calcext:value-type="float">
            <text:p>41,7119820803205</text:p>
          </table:table-cell>
          <table:table-cell office:value-type="float" office:value="10.5898923051913" calcext:value-type="float">
            <text:p>10,5898923051913</text:p>
          </table:table-cell>
          <table:table-cell office:value-type="float" office:value="20.8777386828795" calcext:value-type="float">
            <text:p>20,8777386828795</text:p>
          </table:table-cell>
          <table:table-cell office:value-type="float" office:value="4.7058556502638" calcext:value-type="float">
            <text:p>4,7058556502638</text:p>
          </table:table-cell>
          <table:table-cell office:value-type="float" office:value="6.15337233345456" calcext:value-type="float">
            <text:p>6,15337233345456</text:p>
          </table:table-cell>
          <table:table-cell office:value-type="float" office:value="1.45104458140675" calcext:value-type="float">
            <text:p>1,45104458140675</text:p>
          </table:table-cell>
          <table:table-cell office:value-type="float" office:value="103.989052169657" calcext:value-type="float">
            <text:p>103,989052169657</text:p>
          </table:table-cell>
          <table:table-cell office:value-type="float" office:value="4.24065008911651" calcext:value-type="float">
            <text:p>4,24065008911651</text:p>
          </table:table-cell>
          <table:table-cell office:value-type="float" office:value="3.24308137087118" calcext:value-type="float">
            <text:p>3,24308137087118</text:p>
          </table:table-cell>
          <table:table-cell office:value-type="float" office:value="0.529001164843176" calcext:value-type="float">
            <text:p>0,529001164843176</text:p>
          </table:table-cell>
          <table:table-cell office:value-type="float" office:value="0.420524352245214" calcext:value-type="float">
            <text:p>0,420524352245214</text:p>
          </table:table-cell>
          <table:table-cell office:value-type="float" office:value="8.91859204769258" calcext:value-type="float">
            <text:p>8,91859204769258</text:p>
          </table:table-cell>
          <table:table-cell office:value-type="float" office:value="3.99838185755558" calcext:value-type="float">
            <text:p>3,99838185755558</text:p>
          </table:table-cell>
          <table:table-cell office:value-type="float" office:value="49.3407043229988" calcext:value-type="float">
            <text:p>49,3407043229988</text:p>
          </table:table-cell>
          <table:table-cell office:value-type="float" office:value="12.9620139545209" calcext:value-type="float">
            <text:p>12,9620139545209</text:p>
          </table:table-cell>
          <table:table-cell office:value-type="float" office:value="13.4842678044247" calcext:value-type="float">
            <text:p>13,4842678044247</text:p>
          </table:table-cell>
          <table:table-cell office:value-type="float" office:value="18.9185920476926" calcext:value-type="float">
            <text:p>18,9185920476926</text:p>
          </table:table-cell>
          <table:table-cell office:value-type="float" office:value="3.99838185719917" calcext:value-type="float">
            <text:p>3,99838185719917</text:p>
          </table:table-cell>
          <table:table-cell office:value-type="float" office:value="413.013439602143" calcext:value-type="float">
            <text:p>413,013439602143</text:p>
          </table:table-cell>
          <table:table-cell office:value-type="float" office:value="84.744118376754" calcext:value-type="float">
            <text:p>84,744118376754</text:p>
          </table:table-cell>
          <table:table-cell office:value-type="float" office:value="12.9620139545209" calcext:value-type="float">
            <text:p>12,9620139545209</text:p>
          </table:table-cell>
          <table:table-cell office:value-type="float" office:value="463.247193868134" calcext:value-type="float">
            <text:p>463,247193868134</text:p>
          </table:table-cell>
          <table:table-cell office:value-type="float" office:value="35.8564365185741" calcext:value-type="float">
            <text:p>35,8564365185741</text:p>
          </table:table-cell>
          <table:table-cell office:value-type="float" office:value="12.9620139519805" calcext:value-type="float">
            <text:p>12,9620139519805</text:p>
          </table:table-cell>
          <table:table-cell office:value-type="float" office:value="250.22341936257" calcext:value-type="float">
            <text:p>250,22341936257</text:p>
          </table:table-cell>
          <table:table-cell office:value-type="float" office:value="8.91859204769258" calcext:value-type="float">
            <text:p>8,91859204769258</text:p>
          </table:table-cell>
          <table:table-cell office:value-type="float" office:value="3.99838185755558" calcext:value-type="float">
            <text:p>3,99838185755558</text:p>
          </table:table-cell>
          <table:table-cell office:value-type="float" office:value="250.22341936257" calcext:value-type="float">
            <text:p>250,22341936257</text:p>
          </table:table-cell>
          <table:table-cell office:value-type="float" office:value="19.8983169306797" calcext:value-type="float">
            <text:p>19,8983169306797</text:p>
          </table:table-cell>
          <table:table-cell office:value-type="float" office:value="22.5303870774112" calcext:value-type="float">
            <text:p>22,5303870774112</text:p>
          </table:table-cell>
          <table:table-cell office:value-type="float" office:value="52.2995258144835" calcext:value-type="float">
            <text:p>52,29952581448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3216.315" calcext:value-type="float">
            <text:p>3216,315</text:p>
          </table:table-cell>
          <table:table-cell office:value-type="float" office:value="24" calcext:value-type="float">
            <text:p>24</text:p>
          </table:table-cell>
          <table:table-cell office:value-type="float" office:value="9.34030977105529" calcext:value-type="float">
            <text:p>9,34030977105529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0.5898923051913" calcext:value-type="float">
            <text:p>10,5898923051913</text:p>
          </table:table-cell>
          <table:table-cell office:value-type="float" office:value="30" calcext:value-type="float">
            <text:p>30</text:p>
          </table:table-cell>
          <table:table-cell office:value-type="float" office:value="2700" calcext:value-type="float">
            <text:p>2700</text:p>
          </table:table-cell>
          <table:table-cell office:value-type="float" office:value="10" calcext:value-type="float">
            <text:p>10</text:p>
          </table:table-cell>
          <table:table-cell office:value-type="float" office:value="15.5003727171714" calcext:value-type="float">
            <text:p>15,5003727171714</text:p>
          </table:table-cell>
          <table:table-cell office:value-type="float" office:value="8.16447797393045" calcext:value-type="float">
            <text:p>8,16447797393045</text:p>
          </table:table-cell>
          <table:table-cell office:value-type="float" office:value="74.2278433077886" calcext:value-type="float">
            <text:p>74,2278433077886</text:p>
          </table:table-cell>
          <table:table-cell office:value-type="float" office:value="42.3328686237163" calcext:value-type="float">
            <text:p>42,3328686237163</text:p>
          </table:table-cell>
          <table:table-cell office:value-type="float" office:value="10.5898923051913" calcext:value-type="float">
            <text:p>10,5898923051913</text:p>
          </table:table-cell>
          <table:table-cell office:value-type="float" office:value="20.2070875656366" calcext:value-type="float">
            <text:p>20,2070875656366</text:p>
          </table:table-cell>
          <table:table-cell office:value-type="float" office:value="4.86297945751985" calcext:value-type="float">
            <text:p>4,86297945751985</text:p>
          </table:table-cell>
          <table:table-cell office:value-type="float" office:value="6.7191823126996" calcext:value-type="float">
            <text:p>6,7191823126996</text:p>
          </table:table-cell>
          <table:table-cell office:value-type="float" office:value="1.85562306758234" calcext:value-type="float">
            <text:p>1,85562306758234</text:p>
          </table:table-cell>
          <table:table-cell office:value-type="float" office:value="109.385192145094" calcext:value-type="float">
            <text:p>109,385192145094</text:p>
          </table:table-cell>
          <table:table-cell office:value-type="float" office:value="3.62098447151442" calcext:value-type="float">
            <text:p>3,62098447151442</text:p>
          </table:table-cell>
          <table:table-cell office:value-type="float" office:value="2.62067202250064" calcext:value-type="float">
            <text:p>2,62067202250064</text:p>
          </table:table-cell>
          <table:table-cell office:value-type="float" office:value="0.530605550170318" calcext:value-type="float">
            <text:p>0,530605550170318</text:p>
          </table:table-cell>
          <table:table-cell office:value-type="float" office:value="0.244461841313389" calcext:value-type="float">
            <text:p>0,244461841313389</text:p>
          </table:table-cell>
          <table:table-cell office:value-type="float" office:value="8.64478860646358" calcext:value-type="float">
            <text:p>8,64478860646358</text:p>
          </table:table-cell>
          <table:table-cell office:value-type="float" office:value="3.96163263592353" calcext:value-type="float">
            <text:p>3,96163263592353</text:p>
          </table:table-cell>
          <table:table-cell office:value-type="float" office:value="62.455736645045" calcext:value-type="float">
            <text:p>62,455736645045</text:p>
          </table:table-cell>
          <table:table-cell office:value-type="float" office:value="17.8166909099678" calcext:value-type="float">
            <text:p>17,8166909099678</text:p>
          </table:table-cell>
          <table:table-cell office:value-type="float" office:value="24.8242952167207" calcext:value-type="float">
            <text:p>24,8242952167207</text:p>
          </table:table-cell>
          <table:table-cell office:value-type="float" office:value="18.6447886064636" calcext:value-type="float">
            <text:p>18,6447886064636</text:p>
          </table:table-cell>
          <table:table-cell office:value-type="float" office:value="3.96163263558026" calcext:value-type="float">
            <text:p>3,96163263558026</text:p>
          </table:table-cell>
          <table:table-cell office:value-type="float" office:value="412.847046006942" calcext:value-type="float">
            <text:p>412,847046006942</text:p>
          </table:table-cell>
          <table:table-cell office:value-type="float" office:value="100.364645876971" calcext:value-type="float">
            <text:p>100,364645876971</text:p>
          </table:table-cell>
          <table:table-cell office:value-type="float" office:value="17.8166909099678" calcext:value-type="float">
            <text:p>17,8166909099678</text:p>
          </table:table-cell>
          <table:table-cell office:value-type="float" office:value="473.917862926994" calcext:value-type="float">
            <text:p>473,917862926994</text:p>
          </table:table-cell>
          <table:table-cell office:value-type="float" office:value="37.6314414283243" calcext:value-type="float">
            <text:p>37,6314414283243</text:p>
          </table:table-cell>
          <table:table-cell office:value-type="float" office:value="17.8166908939593" calcext:value-type="float">
            <text:p>17,8166908939593</text:p>
          </table:table-cell>
          <table:table-cell office:value-type="float" office:value="252.781383195505" calcext:value-type="float">
            <text:p>252,781383195505</text:p>
          </table:table-cell>
          <table:table-cell office:value-type="float" office:value="8.64478860646358" calcext:value-type="float">
            <text:p>8,64478860646358</text:p>
          </table:table-cell>
          <table:table-cell office:value-type="float" office:value="3.96163263592353" calcext:value-type="float">
            <text:p>3,96163263592353</text:p>
          </table:table-cell>
          <table:table-cell office:value-type="float" office:value="252.781383195505" calcext:value-type="float">
            <text:p>252,781383195505</text:p>
          </table:table-cell>
          <table:table-cell office:value-type="float" office:value="21.4041593596262" calcext:value-type="float">
            <text:p>21,4041593596262</text:p>
          </table:table-cell>
          <table:table-cell office:value-type="float" office:value="22.5016445388439" calcext:value-type="float">
            <text:p>22,5016445388439</text:p>
          </table:table-cell>
          <table:table-cell office:value-type="float" office:value="52.4334112353974" calcext:value-type="float">
            <text:p>52,43341123539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3216.315" calcext:value-type="float">
            <text:p>3216,315</text:p>
          </table:table-cell>
          <table:table-cell office:value-type="float" office:value="24" calcext:value-type="float">
            <text:p>24</text:p>
          </table:table-cell>
          <table:table-cell office:value-type="float" office:value="9.34030977105529" calcext:value-type="float">
            <text:p>9,34030977105529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0.5898923051913" calcext:value-type="float">
            <text:p>10,5898923051913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4.7795503991885" calcext:value-type="float">
            <text:p>14,7795503991885</text:p>
          </table:table-cell>
          <table:table-cell office:value-type="float" office:value="7.88234247839547" calcext:value-type="float">
            <text:p>7,88234247839547</text:p>
          </table:table-cell>
          <table:table-cell office:value-type="float" office:value="75.0985103465089" calcext:value-type="float">
            <text:p>75,0985103465089</text:p>
          </table:table-cell>
          <table:table-cell office:value-type="float" office:value="42.897922833986" calcext:value-type="float">
            <text:p>42,897922833986</text:p>
          </table:table-cell>
          <table:table-cell office:value-type="float" office:value="10.5898923051913" calcext:value-type="float">
            <text:p>10,5898923051913</text:p>
          </table:table-cell>
          <table:table-cell office:value-type="float" office:value="19.6179719313825" calcext:value-type="float">
            <text:p>19,6179719313825</text:p>
          </table:table-cell>
          <table:table-cell office:value-type="float" office:value="5.46656912479903" calcext:value-type="float">
            <text:p>5,46656912479903</text:p>
          </table:table-cell>
          <table:table-cell office:value-type="float" office:value="7.24364187690862" calcext:value-type="float">
            <text:p>7,24364187690862</text:p>
          </table:table-cell>
          <table:table-cell office:value-type="float" office:value="1.77137295285907" calcext:value-type="float">
            <text:p>1,77137295285907</text:p>
          </table:table-cell>
          <table:table-cell office:value-type="float" office:value="128.986967654976" calcext:value-type="float">
            <text:p>128,986967654976</text:p>
          </table:table-cell>
          <table:table-cell office:value-type="float" office:value="4.08928106597602" calcext:value-type="float">
            <text:p>4,08928106597602</text:p>
          </table:table-cell>
          <table:table-cell office:value-type="float" office:value="3.08606333633793" calcext:value-type="float">
            <text:p>3,08606333633793</text:p>
          </table:table-cell>
          <table:table-cell office:value-type="float" office:value="0.536234669897202" calcext:value-type="float">
            <text:p>0,536234669897202</text:p>
          </table:table-cell>
          <table:table-cell office:value-type="float" office:value="0.564652331866589" calcext:value-type="float">
            <text:p>0,564652331866589</text:p>
          </table:table-cell>
          <table:table-cell office:value-type="float" office:value="7.58012966327641" calcext:value-type="float">
            <text:p>7,58012966327641</text:p>
          </table:table-cell>
          <table:table-cell office:value-type="float" office:value="3.8211815721033" calcext:value-type="float">
            <text:p>3,8211815721033</text:p>
          </table:table-cell>
          <table:table-cell office:value-type="float" office:value="46.7803267519921" calcext:value-type="float">
            <text:p>46,7803267519921</text:p>
          </table:table-cell>
          <table:table-cell office:value-type="float" office:value="12.144468211278" calcext:value-type="float">
            <text:p>12,144468211278</text:p>
          </table:table-cell>
          <table:table-cell office:value-type="float" office:value="4.71746341852588" calcext:value-type="float">
            <text:p>4,71746341852588</text:p>
          </table:table-cell>
          <table:table-cell office:value-type="float" office:value="17.5801296632764" calcext:value-type="float">
            <text:p>17,5801296632764</text:p>
          </table:table-cell>
          <table:table-cell office:value-type="float" office:value="3.82118157180693" calcext:value-type="float">
            <text:p>3,82118157180693</text:p>
          </table:table-cell>
          <table:table-cell office:value-type="float" office:value="412.198486830107" calcext:value-type="float">
            <text:p>412,198486830107</text:p>
          </table:table-cell>
          <table:table-cell office:value-type="float" office:value="82.1595286483543" calcext:value-type="float">
            <text:p>82,1595286483543</text:p>
          </table:table-cell>
          <table:table-cell office:value-type="float" office:value="12.144468211278" calcext:value-type="float">
            <text:p>12,144468211278</text:p>
          </table:table-cell>
          <table:table-cell office:value-type="float" office:value="461.637145217129" calcext:value-type="float">
            <text:p>461,637145217129</text:p>
          </table:table-cell>
          <table:table-cell office:value-type="float" office:value="42.0628633334662" calcext:value-type="float">
            <text:p>42,0628633334662</text:p>
          </table:table-cell>
          <table:table-cell office:value-type="float" office:value="12.1444682104898" calcext:value-type="float">
            <text:p>12,1444682104898</text:p>
          </table:table-cell>
          <table:table-cell office:value-type="float" office:value="259.468575547175" calcext:value-type="float">
            <text:p>259,468575547175</text:p>
          </table:table-cell>
          <table:table-cell office:value-type="float" office:value="7.58012966327641" calcext:value-type="float">
            <text:p>7,58012966327641</text:p>
          </table:table-cell>
          <table:table-cell office:value-type="float" office:value="3.8211815721033" calcext:value-type="float">
            <text:p>3,8211815721033</text:p>
          </table:table-cell>
          <table:table-cell office:value-type="float" office:value="259.468575547175" calcext:value-type="float">
            <text:p>259,468575547175</text:p>
          </table:table-cell>
          <table:table-cell office:value-type="float" office:value="25.5347234403307" calcext:value-type="float">
            <text:p>25,5347234403307</text:p>
          </table:table-cell>
          <table:table-cell office:value-type="float" office:value="22.3951424273122" calcext:value-type="float">
            <text:p>22,3951424273122</text:p>
          </table:table-cell>
          <table:table-cell office:value-type="float" office:value="52.9002463173453" calcext:value-type="float">
            <text:p>52,90024631734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3216.315" calcext:value-type="float">
            <text:p>3216,315</text:p>
          </table:table-cell>
          <table:table-cell office:value-type="float" office:value="24" calcext:value-type="float">
            <text:p>24</text:p>
          </table:table-cell>
          <table:table-cell office:value-type="float" office:value="9.34030977105529" calcext:value-type="float">
            <text:p>9,34030977105529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0.5898923051913" calcext:value-type="float">
            <text:p>10,5898923051913</text:p>
          </table:table-cell>
          <table:table-cell office:value-type="float" office:value="30" calcext:value-type="float">
            <text:p>30</text:p>
          </table:table-cell>
          <table:table-cell office:value-type="float" office:value="3300" calcext:value-type="float">
            <text:p>3300</text:p>
          </table:table-cell>
          <table:table-cell office:value-type="float" office:value="10" calcext:value-type="float">
            <text:p>10</text:p>
          </table:table-cell>
          <table:table-cell office:value-type="float" office:value="14.2204751558347" calcext:value-type="float">
            <text:p>14,2204751558347</text:p>
          </table:table-cell>
          <table:table-cell office:value-type="float" office:value="7.67523094399863" calcext:value-type="float">
            <text:p>7,67523094399863</text:p>
          </table:table-cell>
          <table:table-cell office:value-type="float" office:value="75.8423836930301" calcext:value-type="float">
            <text:p>75,8423836930301</text:p>
          </table:table-cell>
          <table:table-cell office:value-type="float" office:value="43.6687491166929" calcext:value-type="float">
            <text:p>43,6687491166929</text:p>
          </table:table-cell>
          <table:table-cell office:value-type="float" office:value="10.5898923051913" calcext:value-type="float">
            <text:p>10,5898923051913</text:p>
          </table:table-cell>
          <table:table-cell office:value-type="float" office:value="18.8455642642567" calcext:value-type="float">
            <text:p>18,8455642642567</text:p>
          </table:table-cell>
          <table:table-cell office:value-type="float" office:value="5.92225625050839" calcext:value-type="float">
            <text:p>5,92225625050839</text:p>
          </table:table-cell>
          <table:table-cell office:value-type="float" office:value="7.94787238072243" calcext:value-type="float">
            <text:p>7,94787238072243</text:p>
          </table:table-cell>
          <table:table-cell office:value-type="float" office:value="2.02563977050292" calcext:value-type="float">
            <text:p>2,02563977050292</text:p>
          </table:table-cell>
          <table:table-cell office:value-type="float" office:value="135.642190866703" calcext:value-type="float">
            <text:p>135,642190866703</text:p>
          </table:table-cell>
          <table:table-cell office:value-type="float" office:value="3.92363563179308" calcext:value-type="float">
            <text:p>3,92363563179308</text:p>
          </table:table-cell>
          <table:table-cell office:value-type="float" office:value="2.92364730232267" calcext:value-type="float">
            <text:p>2,92364730232267</text:p>
          </table:table-cell>
          <table:table-cell office:value-type="float" office:value="0.542978238697913" calcext:value-type="float">
            <text:p>0,542978238697913</text:p>
          </table:table-cell>
          <table:table-cell office:value-type="float" office:value="0.461873148636181" calcext:value-type="float">
            <text:p>0,461873148636181</text:p>
          </table:table-cell>
          <table:table-cell office:value-type="float" office:value="6.81423568725734" calcext:value-type="float">
            <text:p>6,81423568725734</text:p>
          </table:table-cell>
          <table:table-cell office:value-type="float" office:value="3.722520728747" calcext:value-type="float">
            <text:p>3,722520728747</text:p>
          </table:table-cell>
          <table:table-cell office:value-type="float" office:value="51.378078460988" calcext:value-type="float">
            <text:p>51,378078460988</text:p>
          </table:table-cell>
          <table:table-cell office:value-type="float" office:value="13.6415197753132" calcext:value-type="float">
            <text:p>13,6415197753132</text:p>
          </table:table-cell>
          <table:table-cell office:value-type="float" office:value="12.5839838875737" calcext:value-type="float">
            <text:p>12,5839838875737</text:p>
          </table:table-cell>
          <table:table-cell office:value-type="float" office:value="16.8142356872573" calcext:value-type="float">
            <text:p>16,8142356872573</text:p>
          </table:table-cell>
          <table:table-cell office:value-type="float" office:value="3.72252072848056" calcext:value-type="float">
            <text:p>3,72252072848056</text:p>
          </table:table-cell>
          <table:table-cell office:value-type="float" office:value="411.730422766552" calcext:value-type="float">
            <text:p>411,730422766552</text:p>
          </table:table-cell>
          <table:table-cell office:value-type="float" office:value="87.6940005696379" calcext:value-type="float">
            <text:p>87,6940005696379</text:p>
          </table:table-cell>
          <table:table-cell office:value-type="float" office:value="13.6415197753132" calcext:value-type="float">
            <text:p>13,6415197753132</text:p>
          </table:table-cell>
          <table:table-cell office:value-type="float" office:value="465.491742361796" calcext:value-type="float">
            <text:p>465,491742361796</text:p>
          </table:table-cell>
          <table:table-cell office:value-type="float" office:value="38.7940945734144" calcext:value-type="float">
            <text:p>38,7940945734144</text:p>
          </table:table-cell>
          <table:table-cell office:value-type="float" office:value="13.6415197724167" calcext:value-type="float">
            <text:p>13,6415197724167</text:p>
          </table:table-cell>
          <table:table-cell office:value-type="float" office:value="254.551913184911" calcext:value-type="float">
            <text:p>254,551913184911</text:p>
          </table:table-cell>
          <table:table-cell office:value-type="float" office:value="6.81423568725734" calcext:value-type="float">
            <text:p>6,81423568725734</text:p>
          </table:table-cell>
          <table:table-cell office:value-type="float" office:value="3.722520728747" calcext:value-type="float">
            <text:p>3,722520728747</text:p>
          </table:table-cell>
          <table:table-cell office:value-type="float" office:value="254.551913184911" calcext:value-type="float">
            <text:p>254,551913184911</text:p>
          </table:table-cell>
          <table:table-cell office:value-type="float" office:value="23.4509726690163" calcext:value-type="float">
            <text:p>23,4509726690163</text:p>
          </table:table-cell>
          <table:table-cell office:value-type="float" office:value="22.3070796603155" calcext:value-type="float">
            <text:p>22,3070796603155</text:p>
          </table:table-cell>
          <table:table-cell office:value-type="float" office:value="52.7600738936501" calcext:value-type="float">
            <text:p>52,76007389365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3216.315" calcext:value-type="float">
            <text:p>3216,315</text:p>
          </table:table-cell>
          <table:table-cell office:value-type="float" office:value="24" calcext:value-type="float">
            <text:p>24</text:p>
          </table:table-cell>
          <table:table-cell office:value-type="float" office:value="9.34030977105529" calcext:value-type="float">
            <text:p>9,34030977105529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0.5898923051913" calcext:value-type="float">
            <text:p>10,5898923051913</text:p>
          </table:table-cell>
          <table:table-cell office:value-type="float" office:value="30" calcext:value-type="float">
            <text:p>30</text:p>
          </table:table-cell>
          <table:table-cell office:value-type="float" office:value="3600" calcext:value-type="float">
            <text:p>3600</text:p>
          </table:table-cell>
          <table:table-cell office:value-type="float" office:value="10" calcext:value-type="float">
            <text:p>10</text:p>
          </table:table-cell>
          <table:table-cell office:value-type="float" office:value="13.7928507705748" calcext:value-type="float">
            <text:p>13,7928507705748</text:p>
          </table:table-cell>
          <table:table-cell office:value-type="float" office:value="7.51718794802559" calcext:value-type="float">
            <text:p>7,51718794802559</text:p>
          </table:table-cell>
          <table:table-cell office:value-type="float" office:value="76.3908623646946" calcext:value-type="float">
            <text:p>76,3908623646946</text:p>
          </table:table-cell>
          <table:table-cell office:value-type="float" office:value="44.258151350003" calcext:value-type="float">
            <text:p>44,258151350003</text:p>
          </table:table-cell>
          <table:table-cell office:value-type="float" office:value="10.5898923051913" calcext:value-type="float">
            <text:p>10,5898923051913</text:p>
          </table:table-cell>
          <table:table-cell office:value-type="float" office:value="18.2782695146025" calcext:value-type="float">
            <text:p>18,2782695146025</text:p>
          </table:table-cell>
          <table:table-cell office:value-type="float" office:value="6.27025460686036" calcext:value-type="float">
            <text:p>6,27025460686036</text:p>
          </table:table-cell>
          <table:table-cell office:value-type="float" office:value="8.48794315987567" calcext:value-type="float">
            <text:p>8,48794315987567</text:p>
          </table:table-cell>
          <table:table-cell office:value-type="float" office:value="2.21681698297729" calcext:value-type="float">
            <text:p>2,21681698297729</text:p>
          </table:table-cell>
          <table:table-cell office:value-type="float" office:value="144.210616355094" calcext:value-type="float">
            <text:p>144,210616355094</text:p>
          </table:table-cell>
          <table:table-cell office:value-type="float" office:value="3.82888764614026" calcext:value-type="float">
            <text:p>3,82888764614026</text:p>
          </table:table-cell>
          <table:table-cell office:value-type="float" office:value="2.82849448331053" calcext:value-type="float">
            <text:p>2,82849448331053</text:p>
          </table:table-cell>
          <table:table-cell office:value-type="float" office:value="0.545996803791325" calcext:value-type="float">
            <text:p>0,545996803791325</text:p>
          </table:table-cell>
          <table:table-cell office:value-type="float" office:value="0.456637731386985" calcext:value-type="float">
            <text:p>0,456637731386985</text:p>
          </table:table-cell>
          <table:table-cell office:value-type="float" office:value="6.18898295164223" calcext:value-type="float">
            <text:p>6,18898295164223</text:p>
          </table:table-cell>
          <table:table-cell office:value-type="float" office:value="3.6434309781768" calcext:value-type="float">
            <text:p>3,6434309781768</text:p>
          </table:table-cell>
          <table:table-cell office:value-type="float" office:value="52.6457021535359" calcext:value-type="float">
            <text:p>52,6457021535359</text:p>
          </table:table-cell>
          <table:table-cell office:value-type="float" office:value="14.0775784326604" calcext:value-type="float">
            <text:p>14,0775784326604</text:p>
          </table:table-cell>
          <table:table-cell office:value-type="float" office:value="13.6812827496011" calcext:value-type="float">
            <text:p>13,6812827496011</text:p>
          </table:table-cell>
          <table:table-cell office:value-type="float" office:value="16.1889829516422" calcext:value-type="float">
            <text:p>16,1889829516422</text:p>
          </table:table-cell>
          <table:table-cell office:value-type="float" office:value="3.64343097793265" calcext:value-type="float">
            <text:p>3,64343097793265</text:p>
          </table:table-cell>
          <table:table-cell office:value-type="float" office:value="411.347393969033" calcext:value-type="float">
            <text:p>411,347393969033</text:p>
          </table:table-cell>
          <table:table-cell office:value-type="float" office:value="89.3440224058882" calcext:value-type="float">
            <text:p>89,3440224058882</text:p>
          </table:table-cell>
          <table:table-cell office:value-type="float" office:value="14.0775784326604" calcext:value-type="float">
            <text:p>14,0775784326604</text:p>
          </table:table-cell>
          <table:table-cell office:value-type="float" office:value="466.686878262189" calcext:value-type="float">
            <text:p>466,686878262189</text:p>
          </table:table-cell>
          <table:table-cell office:value-type="float" office:value="38.9644194039348" calcext:value-type="float">
            <text:p>38,9644194039348</text:p>
          </table:table-cell>
          <table:table-cell office:value-type="float" office:value="14.0775784291982" calcext:value-type="float">
            <text:p>14,0775784291982</text:p>
          </table:table-cell>
          <table:table-cell office:value-type="float" office:value="254.798210507576" calcext:value-type="float">
            <text:p>254,798210507576</text:p>
          </table:table-cell>
          <table:table-cell office:value-type="float" office:value="6.18898295164223" calcext:value-type="float">
            <text:p>6,18898295164223</text:p>
          </table:table-cell>
          <table:table-cell office:value-type="float" office:value="3.6434309781768" calcext:value-type="float">
            <text:p>3,6434309781768</text:p>
          </table:table-cell>
          <table:table-cell office:value-type="float" office:value="254.798210507576" calcext:value-type="float">
            <text:p>254,798210507576</text:p>
          </table:table-cell>
          <table:table-cell office:value-type="float" office:value="23.9573879386835" calcext:value-type="float">
            <text:p>23,9573879386835</text:p>
          </table:table-cell>
          <table:table-cell office:value-type="float" office:value="22.2341591768527" calcext:value-type="float">
            <text:p>22,2341591768527</text:p>
          </table:table-cell>
          <table:table-cell office:value-type="float" office:value="52.8867940914167" calcext:value-type="float">
            <text:p>52,88679409141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float" office:value="3216.315" calcext:value-type="float">
            <text:p>3216,315</text:p>
          </table:table-cell>
          <table:table-cell office:value-type="float" office:value="24" calcext:value-type="float">
            <text:p>24</text:p>
          </table:table-cell>
          <table:table-cell office:value-type="float" office:value="9.34030977105529" calcext:value-type="float">
            <text:p>9,34030977105529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0.5898923051913" calcext:value-type="float">
            <text:p>10,5898923051913</text:p>
          </table:table-cell>
          <table:table-cell office:value-type="float" office:value="30" calcext:value-type="float">
            <text:p>30</text:p>
          </table:table-cell>
          <table:table-cell office:value-type="float" office:value="3900" calcext:value-type="float">
            <text:p>3900</text:p>
          </table:table-cell>
          <table:table-cell office:value-type="float" office:value="10" calcext:value-type="float">
            <text:p>10</text:p>
          </table:table-cell>
          <table:table-cell office:value-type="float" office:value="13.4976330549674" calcext:value-type="float">
            <text:p>13,4976330549674</text:p>
          </table:table-cell>
          <table:table-cell office:value-type="float" office:value="7.41028074798495" calcext:value-type="float">
            <text:p>7,41028074798495</text:p>
          </table:table-cell>
          <table:table-cell office:value-type="float" office:value="76.7788296742202" calcext:value-type="float">
            <text:p>76,7788296742202</text:p>
          </table:table-cell>
          <table:table-cell office:value-type="float" office:value="44.8142340019241" calcext:value-type="float">
            <text:p>44,8142340019241</text:p>
          </table:table-cell>
          <table:table-cell office:value-type="float" office:value="10.5898923051913" calcext:value-type="float">
            <text:p>10,5898923051913</text:p>
          </table:table-cell>
          <table:table-cell office:value-type="float" office:value="17.7608080769875" calcext:value-type="float">
            <text:p>17,7608080769875</text:p>
          </table:table-cell>
          <table:table-cell office:value-type="float" office:value="6.5081306002065" calcext:value-type="float">
            <text:p>6,5081306002065</text:p>
          </table:table-cell>
          <table:table-cell office:value-type="float" office:value="8.99563842156995" calcext:value-type="float">
            <text:p>8,99563842156995</text:p>
          </table:table-cell>
          <table:table-cell office:value-type="float" office:value="2.48742175124758" calcext:value-type="float">
            <text:p>2,48742175124758</text:p>
          </table:table-cell>
          <table:table-cell office:value-type="float" office:value="149.467193543447" calcext:value-type="float">
            <text:p>149,467193543447</text:p>
          </table:table-cell>
          <table:table-cell office:value-type="float" office:value="3.61645081581286" calcext:value-type="float">
            <text:p>3,61645081581286</text:p>
          </table:table-cell>
          <table:table-cell office:value-type="float" office:value="2.61641621367278" calcext:value-type="float">
            <text:p>2,61641621367278</text:p>
          </table:table-cell>
          <table:table-cell office:value-type="float" office:value="0.548046805153216" calcext:value-type="float">
            <text:p>0,548046805153216</text:p>
          </table:table-cell>
          <table:table-cell office:value-type="float" office:value="0.378580910657998" calcext:value-type="float">
            <text:p>0,378580910657998</text:p>
          </table:table-cell>
          <table:table-cell office:value-type="float" office:value="5.75865360796331" calcext:value-type="float">
            <text:p>5,75865360796331</text:p>
          </table:table-cell>
          <table:table-cell office:value-type="float" office:value="3.58974894627344" calcext:value-type="float">
            <text:p>3,58974894627344</text:p>
          </table:table-cell>
          <table:table-cell office:value-type="float" office:value="57.8356017656649" calcext:value-type="float">
            <text:p>57,8356017656649</text:p>
          </table:table-cell>
          <table:table-cell office:value-type="float" office:value="15.9730594193597" calcext:value-type="float">
            <text:p>15,9730594193597</text:p>
          </table:table-cell>
          <table:table-cell office:value-type="float" office:value="19.1695112479588" calcext:value-type="float">
            <text:p>19,1695112479588</text:p>
          </table:table-cell>
          <table:table-cell office:value-type="float" office:value="15.7586536079633" calcext:value-type="float">
            <text:p>15,7586536079633</text:p>
          </table:table-cell>
          <table:table-cell office:value-type="float" office:value="3.5897489460436" calcext:value-type="float">
            <text:p>3,5897489460436</text:p>
          </table:table-cell>
          <table:table-cell office:value-type="float" office:value="411.08330359064" calcext:value-type="float">
            <text:p>411,08330359064</text:p>
          </table:table-cell>
          <table:table-cell office:value-type="float" office:value="95.5815933130183" calcext:value-type="float">
            <text:p>95,5815933130183</text:p>
          </table:table-cell>
          <table:table-cell office:value-type="float" office:value="15.9730594193597" calcext:value-type="float">
            <text:p>15,9730594193597</text:p>
          </table:table-cell>
          <table:table-cell office:value-type="float" office:value="470.994231816174" calcext:value-type="float">
            <text:p>470,994231816174</text:p>
          </table:table-cell>
          <table:table-cell office:value-type="float" office:value="38.6660905177061" calcext:value-type="float">
            <text:p>38,6660905177061</text:p>
          </table:table-cell>
          <table:table-cell office:value-type="float" office:value="15.973059411558" calcext:value-type="float">
            <text:p>15,973059411558</text:p>
          </table:table-cell>
          <table:table-cell office:value-type="float" office:value="254.329306557921" calcext:value-type="float">
            <text:p>254,329306557921</text:p>
          </table:table-cell>
          <table:table-cell office:value-type="float" office:value="5.75865360796331" calcext:value-type="float">
            <text:p>5,75865360796331</text:p>
          </table:table-cell>
          <table:table-cell office:value-type="float" office:value="3.58974894627344" calcext:value-type="float">
            <text:p>3,58974894627344</text:p>
          </table:table-cell>
          <table:table-cell office:value-type="float" office:value="254.329306557921" calcext:value-type="float">
            <text:p>254,329306557921</text:p>
          </table:table-cell>
          <table:table-cell office:value-type="float" office:value="23.9753938677705" calcext:value-type="float">
            <text:p>23,9753938677705</text:p>
          </table:table-cell>
          <table:table-cell office:value-type="float" office:value="22.1860627458268" calcext:value-type="float">
            <text:p>22,1860627458268</text:p>
          </table:table-cell>
          <table:table-cell office:value-type="float" office:value="53.1643698097584" calcext:value-type="float">
            <text:p>53,16436980975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00" calcext:value-type="float">
            <text:p>1500</text:p>
          </table:table-cell>
          <table:table-cell office:value-type="float" office:value="3216.315" calcext:value-type="float">
            <text:p>3216,315</text:p>
          </table:table-cell>
          <table:table-cell office:value-type="float" office:value="24" calcext:value-type="float">
            <text:p>24</text:p>
          </table:table-cell>
          <table:table-cell office:value-type="float" office:value="9.34030977105529" calcext:value-type="float">
            <text:p>9,34030977105529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0.5898923051913" calcext:value-type="float">
            <text:p>10,5898923051913</text:p>
          </table:table-cell>
          <table:table-cell office:value-type="float" office:value="30" calcext:value-type="float">
            <text:p>30</text:p>
          </table:table-cell>
          <table:table-cell office:value-type="float" office:value="4200" calcext:value-type="float">
            <text:p>4200</text:p>
          </table:table-cell>
          <table:table-cell office:value-type="float" office:value="10" calcext:value-type="float">
            <text:p>10</text:p>
          </table:table-cell>
          <table:table-cell office:value-type="float" office:value="13.051300073581" calcext:value-type="float">
            <text:p>13,051300073581</text:p>
          </table:table-cell>
          <table:table-cell office:value-type="float" office:value="7.25071968279413" calcext:value-type="float">
            <text:p>7,25071968279413</text:p>
          </table:table-cell>
          <table:table-cell office:value-type="float" office:value="77.3668068327982" calcext:value-type="float">
            <text:p>77,3668068327982</text:p>
          </table:table-cell>
          <table:table-cell office:value-type="float" office:value="45.2147577093585" calcext:value-type="float">
            <text:p>45,2147577093585</text:p>
          </table:table-cell>
          <table:table-cell office:value-type="float" office:value="10.5898923051913" calcext:value-type="float">
            <text:p>10,5898923051913</text:p>
          </table:table-cell>
          <table:table-cell office:value-type="float" office:value="17.3984316316864" calcext:value-type="float">
            <text:p>17,3984316316864</text:p>
          </table:table-cell>
          <table:table-cell office:value-type="float" office:value="6.86544605983147" calcext:value-type="float">
            <text:p>6,86544605983147</text:p>
          </table:table-cell>
          <table:table-cell office:value-type="float" office:value="9.36691716108405" calcext:value-type="float">
            <text:p>9,36691716108405</text:p>
          </table:table-cell>
          <table:table-cell office:value-type="float" office:value="2.50236929496425" calcext:value-type="float">
            <text:p>2,50236929496425</text:p>
          </table:table-cell>
          <table:table-cell office:value-type="float" office:value="163.065453273584" calcext:value-type="float">
            <text:p>163,065453273584</text:p>
          </table:table-cell>
          <table:table-cell office:value-type="float" office:value="3.74321934813297" calcext:value-type="float">
            <text:p>3,74321934813297</text:p>
          </table:table-cell>
          <table:table-cell office:value-type="float" office:value="2.74357828544629" calcext:value-type="float">
            <text:p>2,74357828544629</text:p>
          </table:table-cell>
          <table:table-cell office:value-type="float" office:value="0.548691231480674" calcext:value-type="float">
            <text:p>0,548691231480674</text:p>
          </table:table-cell>
          <table:table-cell office:value-type="float" office:value="0.527245498074255" calcext:value-type="float">
            <text:p>0,527245498074255</text:p>
          </table:table-cell>
          <table:table-cell office:value-type="float" office:value="5.06088037490849" calcext:value-type="float">
            <text:p>5,06088037490849</text:p>
          </table:table-cell>
          <table:table-cell office:value-type="float" office:value="3.50399312923328" calcext:value-type="float">
            <text:p>3,50399312923328</text:p>
          </table:table-cell>
          <table:table-cell office:value-type="float" office:value="51.3124225440737" calcext:value-type="float">
            <text:p>51,3124225440737</text:p>
          </table:table-cell>
          <table:table-cell office:value-type="float" office:value="13.6192141666206" calcext:value-type="float">
            <text:p>13,6192141666206</text:p>
          </table:table-cell>
          <table:table-cell office:value-type="float" office:value="9.46949790294889" calcext:value-type="float">
            <text:p>9,46949790294889</text:p>
          </table:table-cell>
          <table:table-cell office:value-type="float" office:value="15.0608803749085" calcext:value-type="float">
            <text:p>15,0608803749085</text:p>
          </table:table-cell>
          <table:table-cell office:value-type="float" office:value="3.50399312902498" calcext:value-type="float">
            <text:p>3,50399312902498</text:p>
          </table:table-cell>
          <table:table-cell office:value-type="float" office:value="410.654278974122" calcext:value-type="float">
            <text:p>410,654278974122</text:p>
          </table:table-cell>
          <table:table-cell office:value-type="float" office:value="88.0380936496583" calcext:value-type="float">
            <text:p>88,0380936496583</text:p>
          </table:table-cell>
          <table:table-cell office:value-type="float" office:value="13.6192141666206" calcext:value-type="float">
            <text:p>13,6192141666206</text:p>
          </table:table-cell>
          <table:table-cell office:value-type="float" office:value="465.89914709912" calcext:value-type="float">
            <text:p>465,89914709912</text:p>
          </table:table-cell>
          <table:table-cell office:value-type="float" office:value="41.8429246411248" calcext:value-type="float">
            <text:p>41,8429246411248</text:p>
          </table:table-cell>
          <table:table-cell office:value-type="float" office:value="13.619214164775" calcext:value-type="float">
            <text:p>13,619214164775</text:p>
          </table:table-cell>
          <table:table-cell office:value-type="float" office:value="259.105487847904" calcext:value-type="float">
            <text:p>259,105487847904</text:p>
          </table:table-cell>
          <table:table-cell office:value-type="float" office:value="5.06088037490849" calcext:value-type="float">
            <text:p>5,06088037490849</text:p>
          </table:table-cell>
          <table:table-cell office:value-type="float" office:value="3.50399312923328" calcext:value-type="float">
            <text:p>3,50399312923328</text:p>
          </table:table-cell>
          <table:table-cell office:value-type="float" office:value="259.105487847904" calcext:value-type="float">
            <text:p>259,105487847904</text:p>
          </table:table-cell>
          <table:table-cell office:value-type="float" office:value="26.8478480269139" calcext:value-type="float">
            <text:p>26,8478480269139</text:p>
          </table:table-cell>
          <table:table-cell office:value-type="float" office:value="22.1201878480613" calcext:value-type="float">
            <text:p>22,1201878480613</text:p>
          </table:table-cell>
          <table:table-cell office:value-type="float" office:value="53.5037113430093" calcext:value-type="float">
            <text:p>53,50371134300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float" office:value="3216.315" calcext:value-type="float">
            <text:p>3216,315</text:p>
          </table:table-cell>
          <table:table-cell office:value-type="float" office:value="24" calcext:value-type="float">
            <text:p>24</text:p>
          </table:table-cell>
          <table:table-cell office:value-type="float" office:value="9.34030977105529" calcext:value-type="float">
            <text:p>9,34030977105529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0.5898923051913" calcext:value-type="float">
            <text:p>10,5898923051913</text:p>
          </table:table-cell>
          <table:table-cell office:value-type="float" office:value="30" calcext:value-type="float">
            <text:p>30</text:p>
          </table:table-cell>
          <table:table-cell office:value-type="float" office:value="4500" calcext:value-type="float">
            <text:p>4500</text:p>
          </table:table-cell>
          <table:table-cell office:value-type="float" office:value="10" calcext:value-type="float">
            <text:p>10</text:p>
          </table:table-cell>
          <table:table-cell office:value-type="float" office:value="12.6913457733271" calcext:value-type="float">
            <text:p>12,6913457733271</text:p>
          </table:table-cell>
          <table:table-cell office:value-type="float" office:value="7.12632404290979" calcext:value-type="float">
            <text:p>7,12632404290979</text:p>
          </table:table-cell>
          <table:table-cell office:value-type="float" office:value="77.869009839553" calcext:value-type="float">
            <text:p>77,869009839553</text:p>
          </table:table-cell>
          <table:table-cell office:value-type="float" office:value="45.7113694391257" calcext:value-type="float">
            <text:p>45,7113694391257</text:p>
          </table:table-cell>
          <table:table-cell office:value-type="float" office:value="10.5898923051913" calcext:value-type="float">
            <text:p>10,5898923051913</text:p>
          </table:table-cell>
          <table:table-cell office:value-type="float" office:value="16.9607570880603" calcext:value-type="float">
            <text:p>16,9607570880603</text:p>
          </table:table-cell>
          <table:table-cell office:value-type="float" office:value="7.14906194606931" calcext:value-type="float">
            <text:p>7,14906194606931</text:p>
          </table:table-cell>
          <table:table-cell office:value-type="float" office:value="9.82187247442641" calcext:value-type="float">
            <text:p>9,82187247442641</text:p>
          </table:table-cell>
          <table:table-cell office:value-type="float" office:value="2.67288156880509" calcext:value-type="float">
            <text:p>2,67288156880509</text:p>
          </table:table-cell>
          <table:table-cell office:value-type="float" office:value="170.052519772796" calcext:value-type="float">
            <text:p>170,052519772796</text:p>
          </table:table-cell>
          <table:table-cell office:value-type="float" office:value="3.67463810931858" calcext:value-type="float">
            <text:p>3,67463810931858</text:p>
          </table:table-cell>
          <table:table-cell office:value-type="float" office:value="2.67466468754367" calcext:value-type="float">
            <text:p>2,67466468754367</text:p>
          </table:table-cell>
          <table:table-cell office:value-type="float" office:value="0.550431811296623" calcext:value-type="float">
            <text:p>0,550431811296623</text:p>
          </table:table-cell>
          <table:table-cell office:value-type="float" office:value="0.517732421500107" calcext:value-type="float">
            <text:p>0,517732421500107</text:p>
          </table:table-cell>
          <table:table-cell office:value-type="float" office:value="4.52484622001896" calcext:value-type="float">
            <text:p>4,52484622001896</text:p>
          </table:table-cell>
          <table:table-cell office:value-type="float" office:value="3.4391873532948" calcext:value-type="float">
            <text:p>3,4391873532948</text:p>
          </table:table-cell>
          <table:table-cell office:value-type="float" office:value="52.4250755609227" calcext:value-type="float">
            <text:p>52,4250755609227</text:p>
          </table:table-cell>
          <table:table-cell office:value-type="float" office:value="14.0009416427429" calcext:value-type="float">
            <text:p>14,0009416427429</text:p>
          </table:table-cell>
          <table:table-cell office:value-type="float" office:value="10.6601375890966" calcext:value-type="float">
            <text:p>10,6601375890966</text:p>
          </table:table-cell>
          <table:table-cell office:value-type="float" office:value="14.524846220019" calcext:value-type="float">
            <text:p>14,524846220019</text:p>
          </table:table-cell>
          <table:table-cell office:value-type="float" office:value="3.43918735310174" calcext:value-type="float">
            <text:p>3,43918735310174</text:p>
          </table:table-cell>
          <table:table-cell office:value-type="float" office:value="410.324031275584" calcext:value-type="float">
            <text:p>410,324031275584</text:p>
          </table:table-cell>
          <table:table-cell office:value-type="float" office:value="89.4484831234352" calcext:value-type="float">
            <text:p>89,4484831234352</text:p>
          </table:table-cell>
          <table:table-cell office:value-type="float" office:value="14.0009416427429" calcext:value-type="float">
            <text:p>14,0009416427429</text:p>
          </table:table-cell>
          <table:table-cell office:value-type="float" office:value="466.908747929725" calcext:value-type="float">
            <text:p>466,908747929725</text:p>
          </table:table-cell>
          <table:table-cell office:value-type="float" office:value="41.764937971826" calcext:value-type="float">
            <text:p>41,764937971826</text:p>
          </table:table-cell>
          <table:table-cell office:value-type="float" office:value="14.0009416404699" calcext:value-type="float">
            <text:p>14,0009416404699</text:p>
          </table:table-cell>
          <table:table-cell office:value-type="float" office:value="258.980391706734" calcext:value-type="float">
            <text:p>258,980391706734</text:p>
          </table:table-cell>
          <table:table-cell office:value-type="float" office:value="4.52484622001896" calcext:value-type="float">
            <text:p>4,52484622001896</text:p>
          </table:table-cell>
          <table:table-cell office:value-type="float" office:value="3.4391873532948" calcext:value-type="float">
            <text:p>3,4391873532948</text:p>
          </table:table-cell>
          <table:table-cell office:value-type="float" office:value="258.980391706734" calcext:value-type="float">
            <text:p>258,980391706734</text:p>
          </table:table-cell>
          <table:table-cell office:value-type="float" office:value="27.0986505107251" calcext:value-type="float">
            <text:p>27,0986505107251</text:p>
          </table:table-cell>
          <table:table-cell office:value-type="float" office:value="22.0630600468915" calcext:value-type="float">
            <text:p>22,0630600468915</text:p>
          </table:table-cell>
          <table:table-cell office:value-type="float" office:value="53.5899002738551" calcext:value-type="float">
            <text:p>53,58990027385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00" calcext:value-type="float">
            <text:p>1500</text:p>
          </table:table-cell>
          <table:table-cell office:value-type="float" office:value="3216.315" calcext:value-type="float">
            <text:p>3216,315</text:p>
          </table:table-cell>
          <table:table-cell office:value-type="float" office:value="24" calcext:value-type="float">
            <text:p>24</text:p>
          </table:table-cell>
          <table:table-cell office:value-type="float" office:value="9.34030977105529" calcext:value-type="float">
            <text:p>9,34030977105529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0.5898923051913" calcext:value-type="float">
            <text:p>10,5898923051913</text:p>
          </table:table-cell>
          <table:table-cell office:value-type="float" office:value="30" calcext:value-type="float">
            <text:p>30</text:p>
          </table:table-cell>
          <table:table-cell office:value-type="float" office:value="4800" calcext:value-type="float">
            <text:p>4800</text:p>
          </table:table-cell>
          <table:table-cell office:value-type="float" office:value="10" calcext:value-type="float">
            <text:p>10</text:p>
          </table:table-cell>
          <table:table-cell office:value-type="float" office:value="12.3391156606661" calcext:value-type="float">
            <text:p>12,3391156606661</text:p>
          </table:table-cell>
          <table:table-cell office:value-type="float" office:value="7.00733308980315" calcext:value-type="float">
            <text:p>7,00733308980315</text:p>
          </table:table-cell>
          <table:table-cell office:value-type="float" office:value="78.3758247232752" calcext:value-type="float">
            <text:p>78,3758247232752</text:p>
          </table:table-cell>
          <table:table-cell office:value-type="float" office:value="46.2262821170145" calcext:value-type="float">
            <text:p>46,2262821170145</text:p>
          </table:table-cell>
          <table:table-cell office:value-type="float" office:value="10.5898923051913" calcext:value-type="float">
            <text:p>10,5898923051913</text:p>
          </table:table-cell>
          <table:table-cell office:value-type="float" office:value="16.5201492851617" calcext:value-type="float">
            <text:p>16,5201492851617</text:p>
          </table:table-cell>
          <table:table-cell office:value-type="float" office:value="7.42366696644532" calcext:value-type="float">
            <text:p>7,42366696644532</text:p>
          </table:table-cell>
          <table:table-cell office:value-type="float" office:value="10.2924494475661" calcext:value-type="float">
            <text:p>10,2924494475661</text:p>
          </table:table-cell>
          <table:table-cell office:value-type="float" office:value="2.86852936744372" calcext:value-type="float">
            <text:p>2,86852936744372</text:p>
          </table:table-cell>
          <table:table-cell office:value-type="float" office:value="174.960250225631" calcext:value-type="float">
            <text:p>174,960250225631</text:p>
          </table:table-cell>
          <table:table-cell office:value-type="float" office:value="3.58805789627949" calcext:value-type="float">
            <text:p>3,58805789627949</text:p>
          </table:table-cell>
          <table:table-cell office:value-type="float" office:value="2.58796965814608" calcext:value-type="float">
            <text:p>2,58796965814608</text:p>
          </table:table-cell>
          <table:table-cell office:value-type="float" office:value="0.552569901694958" calcext:value-type="float">
            <text:p>0,552569901694958</text:p>
          </table:table-cell>
          <table:table-cell office:value-type="float" office:value="0.480203345148161" calcext:value-type="float">
            <text:p>0,480203345148161</text:p>
          </table:table-cell>
          <table:table-cell office:value-type="float" office:value="4.01062622070725" calcext:value-type="float">
            <text:p>4,01062622070725</text:p>
          </table:table-cell>
          <table:table-cell office:value-type="float" office:value="3.37788566388712" calcext:value-type="float">
            <text:p>3,37788566388712</text:p>
          </table:table-cell>
          <table:table-cell office:value-type="float" office:value="54.9136848449734" calcext:value-type="float">
            <text:p>54,9136848449734</text:p>
          </table:table-cell>
          <table:table-cell office:value-type="float" office:value="14.8837881128796" calcext:value-type="float">
            <text:p>14,8837881128796</text:p>
          </table:table-cell>
          <table:table-cell office:value-type="float" office:value="14.2923556081331" calcext:value-type="float">
            <text:p>14,2923556081331</text:p>
          </table:table-cell>
          <table:table-cell office:value-type="float" office:value="14.0106262207073" calcext:value-type="float">
            <text:p>14,0106262207073</text:p>
          </table:table-cell>
          <table:table-cell office:value-type="float" office:value="3.37788566370768" calcext:value-type="float">
            <text:p>3,37788566370768</text:p>
          </table:table-cell>
          <table:table-cell office:value-type="float" office:value="410.006685134959" calcext:value-type="float">
            <text:p>410,006685134959</text:p>
          </table:table-cell>
          <table:table-cell office:value-type="float" office:value="92.4816003847109" calcext:value-type="float">
            <text:p>92,4816003847109</text:p>
          </table:table-cell>
          <table:table-cell office:value-type="float" office:value="14.8837881128796" calcext:value-type="float">
            <text:p>14,8837881128796</text:p>
          </table:table-cell>
          <table:table-cell office:value-type="float" office:value="469.029838733809" calcext:value-type="float">
            <text:p>469,029838733809</text:p>
          </table:table-cell>
          <table:table-cell office:value-type="float" office:value="40.6213292368403" calcext:value-type="float">
            <text:p>40,6213292368403</text:p>
          </table:table-cell>
          <table:table-cell office:value-type="float" office:value="14.8837881087529" calcext:value-type="float">
            <text:p>14,8837881087529</text:p>
          </table:table-cell>
          <table:table-cell office:value-type="float" office:value="257.251346399385" calcext:value-type="float">
            <text:p>257,251346399385</text:p>
          </table:table-cell>
          <table:table-cell office:value-type="float" office:value="4.01062622070725" calcext:value-type="float">
            <text:p>4,01062622070725</text:p>
          </table:table-cell>
          <table:table-cell office:value-type="float" office:value="3.37788566388712" calcext:value-type="float">
            <text:p>3,37788566388712</text:p>
          </table:table-cell>
          <table:table-cell office:value-type="float" office:value="257.251346399385" calcext:value-type="float">
            <text:p>257,251346399385</text:p>
          </table:table-cell>
          <table:table-cell office:value-type="float" office:value="26.5150603004386" calcext:value-type="float">
            <text:p>26,5150603004386</text:p>
          </table:table-cell>
          <table:table-cell office:value-type="float" office:value="22.0083699918981" calcext:value-type="float">
            <text:p>22,0083699918981</text:p>
          </table:table-cell>
          <table:table-cell office:value-type="float" office:value="53.5181874071647" calcext:value-type="float">
            <text:p>53,51818740716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3216.315" calcext:value-type="float">
            <text:p>3216,315</text:p>
          </table:table-cell>
          <table:table-cell office:value-type="float" office:value="24" calcext:value-type="float">
            <text:p>24</text:p>
          </table:table-cell>
          <table:table-cell office:value-type="float" office:value="9.34030977105529" calcext:value-type="float">
            <text:p>9,34030977105529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0.5898923051913" calcext:value-type="float">
            <text:p>10,5898923051913</text:p>
          </table:table-cell>
          <table:table-cell office:value-type="float" office:value="30" calcext:value-type="float">
            <text:p>30</text:p>
          </table:table-cell>
          <table:table-cell office:value-type="float" office:value="5100" calcext:value-type="float">
            <text:p>5100</text:p>
          </table:table-cell>
          <table:table-cell office:value-type="float" office:value="10" calcext:value-type="float">
            <text:p>10</text:p>
          </table:table-cell>
          <table:table-cell office:value-type="float" office:value="12.0622457734764" calcext:value-type="float">
            <text:p>12,0622457734764</text:p>
          </table:table-cell>
          <table:table-cell office:value-type="float" office:value="6.9154725736343" calcext:value-type="float">
            <text:p>6,9154725736343</text:p>
          </table:table-cell>
          <table:table-cell office:value-type="float" office:value="78.7830183677038" calcext:value-type="float">
            <text:p>78,7830183677038</text:p>
          </table:table-cell>
          <table:table-cell office:value-type="float" office:value="46.7060315518067" calcext:value-type="float">
            <text:p>46,7060315518067</text:p>
          </table:table-cell>
          <table:table-cell office:value-type="float" office:value="10.5898923051913" calcext:value-type="float">
            <text:p>10,5898923051913</text:p>
          </table:table-cell>
          <table:table-cell office:value-type="float" office:value="16.1213366495691" calcext:value-type="float">
            <text:p>16,1213366495691</text:p>
          </table:table-cell>
          <table:table-cell office:value-type="float" office:value="7.63772197767955" calcext:value-type="float">
            <text:p>7,63772197767955</text:p>
          </table:table-cell>
          <table:table-cell office:value-type="float" office:value="10.7300357131048" calcext:value-type="float">
            <text:p>10,7300357131048</text:p>
          </table:table-cell>
          <table:table-cell office:value-type="float" office:value="3.09216722865322" calcext:value-type="float">
            <text:p>3,09216722865322</text:p>
          </table:table-cell>
          <table:table-cell office:value-type="float" office:value="178.221742523294" calcext:value-type="float">
            <text:p>178,221742523294</text:p>
          </table:table-cell>
          <table:table-cell office:value-type="float" office:value="3.47006966947847" calcext:value-type="float">
            <text:p>3,47006966947847</text:p>
          </table:table-cell>
          <table:table-cell office:value-type="float" office:value="2.47002228951444" calcext:value-type="float">
            <text:p>2,47002228951444</text:p>
          </table:table-cell>
          <table:table-cell office:value-type="float" office:value="0.554268633756126" calcext:value-type="float">
            <text:p>0,554268633756126</text:p>
          </table:table-cell>
          <table:table-cell office:value-type="float" office:value="0.426176022490034" calcext:value-type="float">
            <text:p>0,426176022490034</text:p>
          </table:table-cell>
          <table:table-cell office:value-type="float" office:value="3.60744018554232" calcext:value-type="float">
            <text:p>3,60744018554232</text:p>
          </table:table-cell>
          <table:table-cell office:value-type="float" office:value="3.33040924371614" calcext:value-type="float">
            <text:p>3,33040924371614</text:p>
          </table:table-cell>
          <table:table-cell office:value-type="float" office:value="58.7025299072402" calcext:value-type="float">
            <text:p>58,7025299072402</text:p>
          </table:table-cell>
          <table:table-cell office:value-type="float" office:value="16.3074923413316" calcext:value-type="float">
            <text:p>16,3074923413316</text:p>
          </table:table-cell>
          <table:table-cell office:value-type="float" office:value="19.2590589167179" calcext:value-type="float">
            <text:p>19,2590589167179</text:p>
          </table:table-cell>
          <table:table-cell office:value-type="float" office:value="13.6074401855423" calcext:value-type="float">
            <text:p>13,6074401855423</text:p>
          </table:table-cell>
          <table:table-cell office:value-type="float" office:value="3.33040924354675" calcext:value-type="float">
            <text:p>3,33040924354675</text:p>
          </table:table-cell>
          <table:table-cell office:value-type="float" office:value="409.757498342469" calcext:value-type="float">
            <text:p>409,757498342469</text:p>
          </table:table-cell>
          <table:table-cell office:value-type="float" office:value="97.0737253173958" calcext:value-type="float">
            <text:p>97,0737253173958</text:p>
          </table:table-cell>
          <table:table-cell office:value-type="float" office:value="16.3074923413316" calcext:value-type="float">
            <text:p>16,3074923413316</text:p>
          </table:table-cell>
          <table:table-cell office:value-type="float" office:value="472.217902250003" calcext:value-type="float">
            <text:p>472,217902250003</text:p>
          </table:table-cell>
          <table:table-cell office:value-type="float" office:value="39.4434709905223" calcext:value-type="float">
            <text:p>39,4434709905223</text:p>
          </table:table-cell>
          <table:table-cell office:value-type="float" office:value="16.3074923328679" calcext:value-type="float">
            <text:p>16,3074923328679</text:p>
          </table:table-cell>
          <table:table-cell office:value-type="float" office:value="255.475949106274" calcext:value-type="float">
            <text:p>255,475949106274</text:p>
          </table:table-cell>
          <table:table-cell office:value-type="float" office:value="3.60744018554232" calcext:value-type="float">
            <text:p>3,60744018554232</text:p>
          </table:table-cell>
          <table:table-cell office:value-type="float" office:value="3.33040924371614" calcext:value-type="float">
            <text:p>3,33040924371614</text:p>
          </table:table-cell>
          <table:table-cell office:value-type="float" office:value="255.475949106274" calcext:value-type="float">
            <text:p>255,475949106274</text:p>
          </table:table-cell>
          <table:table-cell office:value-type="float" office:value="25.844699478464" calcext:value-type="float">
            <text:p>25,844699478464</text:p>
          </table:table-cell>
          <table:table-cell office:value-type="float" office:value="21.9564767468968" calcext:value-type="float">
            <text:p>21,9564767468968</text:p>
          </table:table-cell>
          <table:table-cell office:value-type="float" office:value="53.3950021753816" calcext:value-type="float">
            <text:p>53,39500217538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office:value-type="float" office:value="3216.315" calcext:value-type="float">
            <text:p>3216,315</text:p>
          </table:table-cell>
          <table:table-cell office:value-type="float" office:value="24" calcext:value-type="float">
            <text:p>24</text:p>
          </table:table-cell>
          <table:table-cell office:value-type="float" office:value="9.34030977105529" calcext:value-type="float">
            <text:p>9,34030977105529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0.5898923051913" calcext:value-type="float">
            <text:p>10,5898923051913</text:p>
          </table:table-cell>
          <table:table-cell office:value-type="float" office:value="30" calcext:value-type="float">
            <text:p>30</text:p>
          </table:table-cell>
          <table:table-cell office:value-type="float" office:value="5400" calcext:value-type="float">
            <text:p>5400</text:p>
          </table:table-cell>
          <table:table-cell office:value-type="float" office:value="10" calcext:value-type="float">
            <text:p>10</text:p>
          </table:table-cell>
          <table:table-cell office:value-type="float" office:value="11.7983221010252" calcext:value-type="float">
            <text:p>11,7983221010252</text:p>
          </table:table-cell>
          <table:table-cell office:value-type="float" office:value="6.82959721737117" calcext:value-type="float">
            <text:p>6,82959721737117</text:p>
          </table:table-cell>
          <table:table-cell office:value-type="float" office:value="79.182466657187" calcext:value-type="float">
            <text:p>79,182466657187</text:p>
          </table:table-cell>
          <table:table-cell office:value-type="float" office:value="47.1046843054166" calcext:value-type="float">
            <text:p>47,1046843054166</text:p>
          </table:table-cell>
          <table:table-cell office:value-type="float" office:value="10.5898923051913" calcext:value-type="float">
            <text:p>10,5898923051913</text:p>
          </table:table-cell>
          <table:table-cell office:value-type="float" office:value="15.798275318732" calcext:value-type="float">
            <text:p>15,798275318732</text:p>
          </table:table-cell>
          <table:table-cell office:value-type="float" office:value="7.83993343867111" calcext:value-type="float">
            <text:p>7,83993343867111</text:p>
          </table:table-cell>
          <table:table-cell office:value-type="float" office:value="11.0950345583494" calcext:value-type="float">
            <text:p>11,0950345583494</text:p>
          </table:table-cell>
          <table:table-cell office:value-type="float" office:value="3.25525558190181" calcext:value-type="float">
            <text:p>3,25525558190181</text:p>
          </table:table-cell>
          <table:table-cell office:value-type="float" office:value="183.669815411898" calcext:value-type="float">
            <text:p>183,669815411898</text:p>
          </table:table-cell>
          <table:table-cell office:value-type="float" office:value="3.40834514501236" calcext:value-type="float">
            <text:p>3,40834514501236</text:p>
          </table:table-cell>
          <table:table-cell office:value-type="float" office:value="2.4083925951187" calcext:value-type="float">
            <text:p>2,4083925951187</text:p>
          </table:table-cell>
          <table:table-cell office:value-type="float" office:value="0.554989449821184" calcext:value-type="float">
            <text:p>0,554989449821184</text:p>
          </table:table-cell>
          <table:table-cell office:value-type="float" office:value="0.417960517928656" calcext:value-type="float">
            <text:p>0,417960517928656</text:p>
          </table:table-cell>
          <table:table-cell office:value-type="float" office:value="3.20568828582833" calcext:value-type="float">
            <text:p>3,20568828582833</text:p>
          </table:table-cell>
          <table:table-cell office:value-type="float" office:value="3.2836122716787" calcext:value-type="float">
            <text:p>3,2836122716787</text:p>
          </table:table-cell>
          <table:table-cell office:value-type="float" office:value="59.9494996070866" calcext:value-type="float">
            <text:p>59,9494996070866</text:p>
          </table:table-cell>
          <table:table-cell office:value-type="float" office:value="16.7977558586529" calcext:value-type="float">
            <text:p>16,7977558586529</text:p>
          </table:table-cell>
          <table:table-cell office:value-type="float" office:value="20.2515612057297" calcext:value-type="float">
            <text:p>20,2515612057297</text:p>
          </table:table-cell>
          <table:table-cell office:value-type="float" office:value="13.2056882858283" calcext:value-type="float">
            <text:p>13,2056882858283</text:p>
          </table:table-cell>
          <table:table-cell office:value-type="float" office:value="3.28361227151878" calcext:value-type="float">
            <text:p>3,28361227151878</text:p>
          </table:table-cell>
          <table:table-cell office:value-type="float" office:value="409.508882810694" calcext:value-type="float">
            <text:p>409,508882810694</text:p>
          </table:table-cell>
          <table:table-cell office:value-type="float" office:value="98.6288756740431" calcext:value-type="float">
            <text:p>98,6288756740431</text:p>
          </table:table-cell>
          <table:table-cell office:value-type="float" office:value="16.7977558586529" calcext:value-type="float">
            <text:p>16,7977558586529</text:p>
          </table:table-cell>
          <table:table-cell office:value-type="float" office:value="473.313161529653" calcext:value-type="float">
            <text:p>473,313161529653</text:p>
          </table:table-cell>
          <table:table-cell office:value-type="float" office:value="39.697938401357" calcext:value-type="float">
            <text:p>39,697938401357</text:p>
          </table:table-cell>
          <table:table-cell office:value-type="float" office:value="16.7977558485782" calcext:value-type="float">
            <text:p>16,7977558485782</text:p>
          </table:table-cell>
          <table:table-cell office:value-type="float" office:value="255.84615792602" calcext:value-type="float">
            <text:p>255,84615792602</text:p>
          </table:table-cell>
          <table:table-cell office:value-type="float" office:value="3.20568828582833" calcext:value-type="float">
            <text:p>3,20568828582833</text:p>
          </table:table-cell>
          <table:table-cell office:value-type="float" office:value="3.2836122716787" calcext:value-type="float">
            <text:p>3,2836122716787</text:p>
          </table:table-cell>
          <table:table-cell office:value-type="float" office:value="255.84615792602" calcext:value-type="float">
            <text:p>255,84615792602</text:p>
          </table:table-cell>
          <table:table-cell office:value-type="float" office:value="26.2694211375816" calcext:value-type="float">
            <text:p>26,2694211375816</text:p>
          </table:table-cell>
          <table:table-cell office:value-type="float" office:value="21.9149708471404" calcext:value-type="float">
            <text:p>21,9149708471404</text:p>
          </table:table-cell>
          <table:table-cell office:value-type="float" office:value="53.5428421830591" calcext:value-type="float">
            <text:p>53,54284218305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B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B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dc:date>2024-01-23T13:50:09.412000000</dc:date>
    <meta:editing-duration>PT7M7S</meta:editing-duration>
    <meta:editing-cycles>1</meta:editing-cycles>
    <meta:document-statistic meta:table-count="1" meta:cell-count="584" meta:object-count="0"/>
  </office:meta>
</office:document-meta>
</file>